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Text_20_body" style:master-page-name="">
      <style:paragraph-properties fo:margin-top="0in" fo:margin-bottom="0in" fo:line-height="100%" style:page-number="auto"/>
    </style:style>
    <style:style style:name="P3" style:family="paragraph" style:parent-style-name="Text_20_body">
      <style:paragraph-properties fo:margin-top="0in" fo:margin-bottom="0in" fo:line-height="100%"/>
    </style:style>
    <style:style style:name="P4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CEn 425</text:p>
      <text:p text:style-name="P3">Jae Lee</text:p>
      <text:p text:style-name="P3">HW 6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1. </text:p>
            <text:p text:style-name="Table_20_Contents">Problematic version:</text:p>
            <text:p text:style-name="Table_20_Contents"/>
            <text:p text:style-name="Table_20_Contents">static int iRecordCount;</text:p>
            <text:p text:style-name="Table_20_Contents"/>
            <text:p text:style-name="Table_20_Contents">void increment_records(int iCount){</text:p>
            <text:p text:style-name="Table_20_Contents"><text:s text:c="4"/>OSSemGet(SEMAPHORE_PLUS);</text:p>
            <text:p text:style-name="Table_20_Contents"><text:s text:c="4"/>iRecordCount += iCount;</text:p>
            <text:p text:style-name="Table_20_Contents">}</text:p>
            <text:p text:style-name="Table_20_Contents">void decrement_records(int iCount){</text:p>
            <text:p text:style-name="Table_20_Contents"><text:s text:c="4"/>iRecordCount += iCount;</text:p>
            <text:p text:style-name="Table_20_Contents"><text:s text:c="4"/>OSSemGive(SEMAPHORE_MINUS);</text:p>
            <text:p text:style-name="Table_20_Contents">}</text:p>
          </table:table-cell>
          <table:table-cell table:style-name="Table2.B1" office:value-type="string">
            <text:p text:style-name="Table_20_Contents"/>
            <text:p text:style-name="Table_20_Contents">Corrected version:</text:p>
            <text:p text:style-name="Table_20_Contents"/>
            <text:p text:style-name="Table_20_Contents">static int iRecordCount;</text:p>
            <text:p text:style-name="Table_20_Contents"/>
            <text:p text:style-name="Table_20_Contents">void increment_records(int iCount){</text:p>
            <text:p text:style-name="Table_20_Contents"><text:s text:c="4"/>OSSemGet(mySEMAPHORE);</text:p>
            <text:p text:style-name="Table_20_Contents"><text:s text:c="4"/>iRecordCount += iCount;</text:p>
            <text:p text:style-name="Table_20_Contents"><text:s text:c="4"/><text:span text:style-name="T1">OSSemGive(mySEMAPHORE);</text:span></text:p>
            <text:p text:style-name="Table_20_Contents">}</text:p>
            <text:p text:style-name="Table_20_Contents">void decrement_records(int iCount){</text:p>
            <text:p text:style-name="Table_20_Contents"><text:s text:c="4"/><text:span text:style-name="T1">OSSemGet(mySEMAPHORE);</text:span></text:p>
            <text:p text:style-name="Table_20_Contents"><text:s text:c="4"/>iRecordCount += iCount;</text:p>
            <text:p text:style-name="Table_20_Contents"><text:s text:c="4"/><text:span text:style-name="T4">OSSemGive(mySEMAPHORE);</text:span></text:p>
            <text:p text:style-name="Table_20_Contents">}</text:p>
          </table:table-cell>
        </table:table-row>
        <table:table-row>
          <table:table-cell table:style-name="Table2.A2" office:value-type="string">
            <text:p text:style-name="Table_20_Contents">2.</text:p>
            <text:p text:style-name="Table_20_Contents">Problematic Version:</text:p>
            <text:p text:style-name="Table_20_Contents"/>
            <text:p text:style-name="Table_20_Contents">static int iValue;</text:p>
            <text:p text:style-name="Table_20_Contents"/>
            <text:p text:style-name="Table_20_Contents">int iFixValue(int iParm){</text:p>
            <text:p text:style-name="Table_20_Contents"><text:s text:c="4"/>int iTemp;</text:p>
            <text:p text:style-name="Table_20_Contents"/>
            <text:p text:style-name="Table_20_Contents"><text:s text:c="4"/>iTemp = iValue;</text:p>
            <text:p text:style-name="Table_20_Contents"><text:s text:c="4"/>iTemp += iParm*17;</text:p>
            <text:p text:style-name="Table_20_Contents"><text:s text:c="4"/></text:p>
            <text:p text:style-name="Table_20_Contents"><text:s text:c="4"/>if(iTemp &gt; 4922)</text:p>
            <text:p text:style-name="Table_20_Contents"><text:s text:c="8"/>iTemp = iParm;</text:p>
            <text:p text:style-name="Table_20_Contents"><text:s text:c="4"/>iValue = iTemp;</text:p>
            <text:p text:style-name="Table_20_Contents"/>
            <text:p text:style-name="Table_20_Contents"><text:s text:c="4"/>iParm = iTemp + 179;</text:p>
            <text:p text:style-name="Table_20_Contents"><text:s text:c="4"/>if(iParm &lt; 2000)</text:p>
            <text:p text:style-name="Table_20_Contents"><text:s text:c="8"/>return 1;</text:p>
            <text:p text:style-name="Table_20_Contents"><text:s text:c="4"/>else</text:p>
            <text:p text:style-name="Table_20_Contents"><text:s text:c="8"/>return 0;</text:p>
            <text:p text:style-name="Table_20_Contents">}</text:p>
            <text:p text:style-name="Table_20_Contents"/>
            <text:p text:style-name="Table_20_Contents"/>
          </table:table-cell>
          <table:table-cell table:style-name="Table2.B2" office:value-type="string">
            <text:p text:style-name="Table_20_Contents"/>
            <text:p text:style-name="Table_20_Contents">In order to make it reentrant:</text:p>
            <text:p text:style-name="Table_20_Contents"/>
            <text:p text:style-name="Table_20_Contents">static int iValue;</text:p>
            <text:p text:style-name="Table_20_Contents"/>
            <text:p text:style-name="Table_20_Contents">int iFixValue(int iParm){</text:p>
            <text:p text:style-name="Table_20_Contents"><text:s text:c="4"/>int iTemp;</text:p>
            <text:p text:style-name="Table_20_Contents"/>
            <text:p text:style-name="P4">// Here you take the semaphores</text:p>
            <text:p text:style-name="Table_20_Contents"><text:s text:c="4"/>iTemp = iValue;</text:p>
            <text:p text:style-name="Table_20_Contents"><text:s text:c="4"/>iTemp += iParm*17;</text:p>
            <text:p text:style-name="Table_20_Contents"><text:s text:c="4"/></text:p>
            <text:p text:style-name="Table_20_Contents"><text:s text:c="4"/>if(iTemp &gt; 4922)</text:p>
            <text:p text:style-name="Table_20_Contents"><text:s text:c="8"/>iTemp = iParm;</text:p>
            <text:p text:style-name="Table_20_Contents"><text:s text:c="4"/>iValue = iTemp;</text:p>
            <text:p text:style-name="Table_20_Contents"/>
            <text:p text:style-name="Table_20_Contents"><text:span text:style-name="T1">// Here you release the semaphores</text:span></text:p>
            <text:p text:style-name="Table_20_Contents"><text:span text:style-name="T1"/></text:p>
            <text:p text:style-name="Table_20_Contents"><text:s text:c="4"/>iParm = iTemp + 179;</text:p>
            <text:p text:style-name="Table_20_Contents"><text:span text:style-name="T1"/></text:p>
            <text:p text:style-name="Table_20_Contents"><text:s text:c="4"/>if(iParm &lt; 2000)</text:p>
            <text:p text:style-name="Table_20_Contents"><text:s text:c="8"/>return 1;</text:p>
            <text:p text:style-name="Table_20_Contents"><text:s text:c="4"/>else</text:p>
            <text:p text:style-name="Table_20_Contents"><text:s text:c="8"/>return 0;</text:p>
            <text:p text:style-name="Table_20_Contents">}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Standard">3. Switch statement makes each switch label and operation in assembly code when they are assembled. Each case is in the sequential order like case 0 is on top of the assembly and default is at the bottom of the assembly.</text:p>
            <text:list xml:id="list1487930590" text:style-name="L1">
              <text:list-header>
                <text:p text:style-name="P1"/>
                <text:p text:style-name="P1">shl<text:tab/>si, 1</text:p>
                <text:p text:style-name="P1">jmp<text:tab/>word [si+L_switch_5]</text:p>
              </text:list-header>
            </text:list>
            <text:p text:style-name="Standard"/>
            <text:p text:style-name="Standard"><text:tab/>L_switch_5:</text:p>
            <text:p text:style-name="Standard"><text:tab/>DW<text:tab/>L_switch_6,L_switch_7,L_switch_8,L_switch_9,L_switch_10</text:p>
            <text:p text:style-name="Standard"><text:tab/>DW<text:tab/>L_switch_11,L_switch_12,L_switch_13</text:p>
            <text:p text:style-name="Standard"/>
            <text:p text:style-name="Standard">The code above is used to choose which case the program needs to operate by selecting the label by the memory address. The reason why it does left-shifting by 1 is because memory address divided up 2 bytes each.</text:p>
            <text:p text:style-name="Standard"/>
            <text:p text:style-name="Standard"/>
            <text:p text:style-name="Standard">When the selecting value is randomly chosen, the mechanism is very different. This doesn't make any case-selecting vector. Instead, it is using the register 'ax' to calculate each selecting-value and compare. The codes is shown below. Once 'je' instruction detects the previous 'sub' instruction became 0, it jumps to the corresponding case.</text:p>
            <text:p text:style-name="Standard"/>
            <text:p text:style-name="Standard"><text:tab/>mov<text:tab/>word [bp-6], 1</text:p>
            <text:p text:style-name="Standard"><text:tab/>; &gt;&gt;&gt;&gt;&gt; Line:<text:tab/>11</text:p>
            <text:p text:style-name="Standard"><text:tab/>; &gt;&gt;&gt;&gt;&gt; switch(i){ </text:p>
            <text:p text:style-name="Standard"><text:tab/>mov<text:tab/>ax, word [bp-6]</text:p>
            <text:p text:style-name="Standard"><text:tab/>sub<text:tab/>ax, 77</text:p>
            <text:p text:style-name="Standard"><text:tab/>je<text:tab/>L_switch_5</text:p>
            <text:p text:style-name="Standard"><text:tab/>sub<text:tab/>ax, 244</text:p>
            <text:p text:style-name="Standard"><text:tab/>je<text:tab/>L_switch_6</text:p>
            <text:p text:style-name="Standard"><text:tab/>sub<text:tab/>ax, 262</text:p>
            <text:p text:style-name="Standard"><text:tab/>je<text:tab/>L_switch_7</text:p>
            <text:p text:style-name="Standard"><text:tab/>sub<text:tab/>ax, 267</text:p>
            <text:p text:style-name="Standard"><text:tab/>je<text:tab/>L_switch_8</text:p>
            <text:p text:style-name="Standard"><text:tab/>sub<text:tab/>ax, -849</text:p>
            <text:p text:style-name="Standard"><text:tab/>je<text:tab/>L_switch_9</text:p>
            <text:p text:style-name="Standard"/>
            <text:p text:style-name="Standard"/>
            <text:p text:style-name="Standard">If the selecting-value are in sequential order, the compiler can use like case-selecting table. In this case, the assembly code generated doesn't have to try to calculate all switch cases to find the right one. However, in the random selecting-value, there is an overhead of having to calculate each selecting-value and compare to jump. In other words, the switch statement with randomly chosen selecting-value works such as 'many if statements'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10-21T14:54:15</meta:creation-date>
    <dc:date>2014-10-21T15:43:33</dc:date>
    <dc:creator>Jae Lee</dc:creator>
    <meta:editing-duration>PT2M39S</meta:editing-duration>
    <meta:editing-cycles>1</meta:editing-cycles>
    <meta:document-statistic meta:table-count="2" meta:image-count="0" meta:object-count="0" meta:page-count="2" meta:paragraph-count="84" meta:word-count="399" meta:character-count="2726" meta:non-whitespace-character-count="2214"/>
    <meta:generator>LibreOffice/3.5$Linux_X86_64 LibreOffice_project/235ab8a-3802056-4a8fed3-2d66ea8-e241b80</meta:generator>
  </office:meta>
</office:document-meta>
</file>